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1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s-1-HT0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XPERIMENT thread=1 width=100 height=100000 repeat=25 hyperthread=0 size(Mib)=3814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45111" calcext:value-type="float">
            <text:p>0.145111</text:p>
          </table:table-cell>
          <table:table-cell office:value-type="float" office:value="0" calcext:value-type="float">
            <text:p>0</text:p>
          </table:table-cell>
          <table:table-cell office:value-type="float" office:value="0.146014" calcext:value-type="float">
            <text:p>0.146014</text:p>
          </table:table-cell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0.633471" calcext:value-type="float">
            <text:p>0.633471</text:p>
          </table:table-cell>
          <table:table-cell office:value-type="float" office:value="0" calcext:value-type="float">
            <text:p>0</text:p>
          </table:table-cell>
          <table:table-cell office:value-type="float" office:value="0.636674" calcext:value-type="float">
            <text:p>0.636674</text:p>
          </table:table-cell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0.820826" calcext:value-type="float">
            <text:p>0.820826</text:p>
          </table:table-cell>
          <table:table-cell office:value-type="float" office:value="0" calcext:value-type="float">
            <text:p>0</text:p>
          </table:table-cell>
          <table:table-cell office:value-type="float" office:value="0.824489" calcext:value-type="float">
            <text:p>0.824489</text:p>
          </table:table-cell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2.627775" calcext:value-type="float">
            <text:p>2.627775</text:p>
          </table:table-cell>
          <table:table-cell office:value-type="float" office:value="0" calcext:value-type="float">
            <text:p>0</text:p>
          </table:table-cell>
          <table:table-cell office:value-type="float" office:value="2.636608" calcext:value-type="float">
            <text:p>2.636608</text:p>
          </table:table-cell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7.177057" calcext:value-type="float">
            <text:p>7.177057</text:p>
          </table:table-cell>
          <table:table-cell office:value-type="float" office:value="0.003997" calcext:value-type="float">
            <text:p>0.003997</text:p>
          </table:table-cell>
          <table:table-cell office:value-type="float" office:value="7.205378" calcext:value-type="float">
            <text:p>7.205378</text:p>
          </table:table-cell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533385" calcext:value-type="float">
            <text:p>5.533385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5.575288" calcext:value-type="float">
            <text:p>5.575288</text:p>
          </table:table-cell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0.143916" calcext:value-type="float">
            <text:p>0.143916</text:p>
          </table:table-cell>
          <table:table-cell office:value-type="float" office:value="0" calcext:value-type="float">
            <text:p>0</text:p>
          </table:table-cell>
          <table:table-cell office:value-type="float" office:value="0.144772" calcext:value-type="float">
            <text:p>0.14477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RIMENT thread=2 width=100 height=100000 repeat=25 hyperthread=0 size(Mib)=3814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50888" calcext:value-type="float">
            <text:p>0.150888</text:p>
          </table:table-cell>
          <table:table-cell office:value-type="float" office:value="0" calcext:value-type="float">
            <text:p>0</text:p>
          </table:table-cell>
          <table:table-cell office:value-type="float" office:value="0.076882" calcext:value-type="float">
            <text:p>0.076882</text:p>
          </table:table-cell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0.639413" calcext:value-type="float">
            <text:p>0.639413</text:p>
          </table:table-cell>
          <table:table-cell office:value-type="float" office:value="0" calcext:value-type="float">
            <text:p>0</text:p>
          </table:table-cell>
          <table:table-cell office:value-type="float" office:value="0.323494" calcext:value-type="float">
            <text:p>0.323494</text:p>
          </table:table-cell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370877" calcext:value-type="float">
            <text:p>2.370877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1.206373" calcext:value-type="float">
            <text:p>1.206373</text:p>
          </table:table-cell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39.447178" calcext:value-type="float">
            <text:p>39.447178</text:p>
          </table:table-cell>
          <table:table-cell office:value-type="float" office:value="0" calcext:value-type="float">
            <text:p>0</text:p>
          </table:table-cell>
          <table:table-cell office:value-type="float" office:value="19.79388" calcext:value-type="float">
            <text:p>19.79388</text:p>
          </table:table-cell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22.687297" calcext:value-type="float">
            <text:p>22.687297</text:p>
          </table:table-cell>
          <table:table-cell office:value-type="float" office:value="14.358319" calcext:value-type="float">
            <text:p>14.358319</text:p>
          </table:table-cell>
          <table:table-cell office:value-type="float" office:value="20.369342" calcext:value-type="float">
            <text:p>20.369342</text:p>
          </table:table-cell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7.787415" calcext:value-type="float">
            <text:p>7.787415</text:p>
          </table:table-cell>
          <table:table-cell office:value-type="float" office:value="0" calcext:value-type="float">
            <text:p>0</text:p>
          </table:table-cell>
          <table:table-cell office:value-type="float" office:value="3.911859" calcext:value-type="float">
            <text:p>3.911859</text:p>
          </table:table-cell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0.150122" calcext:value-type="float">
            <text:p>0.150122</text:p>
          </table:table-cell>
          <table:table-cell office:value-type="float" office:value="0" calcext:value-type="float">
            <text:p>0</text:p>
          </table:table-cell>
          <table:table-cell office:value-type="float" office:value="0.100225" calcext:value-type="float">
            <text:p>0.10022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EXPERIMENT thread=2 width=100 height=100000 repeat=25 hyperthread=1 size(Mib)=3814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46886" calcext:value-type="float">
            <text:p>0.146886</text:p>
          </table:table-cell>
          <table:table-cell office:value-type="float" office:value="0" calcext:value-type="float">
            <text:p>0</text:p>
          </table:table-cell>
          <table:table-cell office:value-type="float" office:value="0.147764" calcext:value-type="float">
            <text:p>0.147764</text:p>
          </table:table-cell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0.632574" calcext:value-type="float">
            <text:p>0.632574</text:p>
          </table:table-cell>
          <table:table-cell office:value-type="float" office:value="0" calcext:value-type="float">
            <text:p>0</text:p>
          </table:table-cell>
          <table:table-cell office:value-type="float" office:value="0.635698" calcext:value-type="float">
            <text:p>0.635698</text:p>
          </table:table-cell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0.829389" calcext:value-type="float">
            <text:p>0.829389</text:p>
          </table:table-cell>
          <table:table-cell office:value-type="float" office:value="0" calcext:value-type="float">
            <text:p>0</text:p>
          </table:table-cell>
          <table:table-cell office:value-type="float" office:value="0.834157" calcext:value-type="float">
            <text:p>0.834157</text:p>
          </table:table-cell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2.635384" calcext:value-type="float">
            <text:p>2.635384</text:p>
          </table:table-cell>
          <table:table-cell office:value-type="float" office:value="0" calcext:value-type="float">
            <text:p>0</text:p>
          </table:table-cell>
          <table:table-cell office:value-type="float" office:value="2.644212" calcext:value-type="float">
            <text:p>2.644212</text:p>
          </table:table-cell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7.150526" calcext:value-type="float">
            <text:p>7.150526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7.178025" calcext:value-type="float">
            <text:p>7.178025</text:p>
          </table:table-cell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598844" calcext:value-type="float">
            <text:p>5.598844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5.645646" calcext:value-type="float">
            <text:p>5.645646</text:p>
          </table:table-cell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0.145919" calcext:value-type="float">
            <text:p>0.145919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2493" calcext:value-type="float">
            <text:p>0.152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6:38:03.121844891</dc:date>
    <meta:editing-duration>PT1M22S</meta:editing-duration>
    <meta:editing-cycles>1</meta:editing-cycles>
    <meta:document-statistic meta:table-count="1" meta:cell-count="99" meta:object-count="0"/>
    <meta:generator>LibreOffice/5.4.2.2.0$Linux_X86_64 LibreOffice_project/40m0$Build-2</meta:generator>
  </office:meta>
</office:document-meta>
</file>